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XMLDocumentFilterImpl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etSide( XMLDocumentHandler s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etDocumentHandler( XML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get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eXMLDocumentFilterImpl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XMLDocumentFilterImpl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